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bold" style:font-weight-asian="bold" style:font-weight-complex="bold"/>
    </style:style>
    <style:style style:name="P2" style:family="paragraph" style:parent-style-name="Standard">
      <style:text-properties style:font-name="DejaVu Sans" fo:language="de" fo:country="DE" fo:font-weight="normal" style:font-weight-asian="normal" style:font-weight-complex="normal"/>
    </style:style>
    <style:style style:name="P3" style:family="paragraph" style:parent-style-name="Standard">
      <style:text-properties style:font-name="DejaVu Sans" fo:language="de" fo:country="DE" fo:font-weight="normal" officeooo:rsid="000ed4a2" officeooo:paragraph-rsid="000ed4a2" style:font-weight-asian="normal" style:font-weight-complex="normal"/>
    </style:style>
    <style:style style:name="P4" style:family="paragraph" style:parent-style-name="Standard">
      <style:text-properties style:font-name="DejaVu Sans" fo:language="de" fo:country="DE" fo:font-weight="normal" officeooo:rsid="000fb4c7" officeooo:paragraph-rsid="000fb4c7" style:font-weight-asian="normal" style:font-weight-complex="normal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officeooo:rsid="000ed4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foblatt Entwicklung der Schrift und des Buches<text:tab/> <text:s text:c="10"/></text:span><text:span text:style-name="T2">Jakob Franzel</text:span></text:p>
      <text:p text:style-name="P2"/>
      <text:p text:style-name="P2"/>
      <text:p text:style-name="P2">4000 v. Chr. mündliche Sprache fixieren</text:p>
      <text:p text:style-name="P2">Bildschriften jahrtausende entwickelt</text:p>
      <text:p text:style-name="P2">3300 v. Chr. Silbenschrift in Tontafeln (Sumerer)</text:p>
      <text:p text:style-name="P2">3000 v. Chr. Hieroglyphen <text:span text:style-name="T3">(heilige Schriftzeichen)</text:span> auf Stein/Papyrusstreifen</text:p>
      <text:p text:style-name="P3">1000 v. Chr. Erstes Alphabet (22 Zeichen, ohne Vokale) (Phönizier, Mittelmeerraum)</text:p>
      <text:p text:style-name="P3">250 v. Chr. Römer übernahmen grichisch adaptierte phönizische Alphabet (grundlagen von lateinischer Schrift)</text:p>
      <text:p text:style-name="P4">Erste Trägermedien: Tontafeln (Schrift wurde gezeichnet)</text:p>
      <text:p text:style-name="P4"><text:tab/><text:tab/><text:tab/> <text:s text:c="4"/>Papyrusrollen (wurde aus Mark gestampft, um Holz <text:tab/><text:tab/><text:tab/><text:tab/> <text:s text:c="4"/>gewickelt)</text:p>
      <text:p text:style-name="P4"><text:tab/><text:tab/><text:tab/> <text:s text:c="4"/>Pergament (150 v. Chr., getrocknete Tierhaut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16:22:49.480312737</meta:creation-date>
    <dc:date>2021-09-16T17:00:53.607266126</dc:date>
    <meta:editing-duration>PT15M13S</meta:editing-duration>
    <meta:editing-cycles>2</meta:editing-cycles>
    <meta:generator>LibreOffice/7.2.1.2$Linux_X86_64 LibreOffice_project/20$Build-2</meta:generator>
    <meta:document-statistic meta:table-count="0" meta:image-count="0" meta:object-count="0" meta:page-count="1" meta:paragraph-count="10" meta:word-count="77" meta:character-count="649" meta:non-whitespace-character-count="546"/>
  </office:meta>
</office:document-meta>
</file>